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bb47" officeooo:paragraph-rsid="0012b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aõ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1:54:26.409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2.4.1$Windows_X86_64 LibreOffice_project/27d75539669ac387bb498e35313b970b7fe9c4f9</meta:generator>
  </office:meta>
</office:document-meta>
</file>